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cripts/python/pythonpath/movelister/format/result.py" manifest:media-type="application/binary"/>
  <manifest:file-entry manifest:full-path="Scripts/python/pythonpath/movelister/format/validation.py" manifest:media-type="application/binary"/>
  <manifest:file-entry manifest:full-path="Scripts/python/pythonpath/movelister/format/filter.py" manifest:media-type="application/binary"/>
  <manifest:file-entry manifest:full-path="Scripts/python/pythonpath/movelister/format/__init__.py" manifest:media-type="application/binary"/>
  <manifest:file-entry manifest:full-path="Scripts/python/pythonpath/movelister/format/convert.py" manifest:media-type="application/binary"/>
  <manifest:file-entry manifest:full-path="Scripts/python/pythonpath/movelister/format/action.py" manifest:media-type="application/binary"/>
  <manifest:file-entry manifest:full-path="Scripts/python/pythonpath/movelister/format/color.py" manifest:media-type="application/binary"/>
  <manifest:file-entry manifest:full-path="Scripts/python/pythonpath/movelister/format/overview.py" manifest:media-type="application/binary"/>
  <manifest:file-entry manifest:full-path="Scripts/python/pythonpath/movelister/format/group.py" manifest:media-type="application/binary"/>
  <manifest:file-entry manifest:full-path="Scripts/python/pythonpath/movelister/format/details.py" manifest:media-type="application/binary"/>
  <manifest:file-entry manifest:full-path="Scripts/python/pythonpath/movelister/format/detail.py" manifest:media-type="application/binary"/>
  <manifest:file-entry manifest:full-path="Scripts/python/pythonpath/movelister/format/delete.py" manifest:media-type="application/binary"/>
  <manifest:file-entry manifest:full-path="Scripts/python/pythonpath/movelister/format/format.py" manifest:media-type="application/binary"/>
  <manifest:file-entry manifest:full-path="Scripts/python/pythonpath/movelister/format/conditionalFormat.py" manifest:media-type="application/binary"/>
  <manifest:file-entry manifest:full-path="Scripts/python/pythonpath/movelister/model/color.py" manifest:media-type="application/binary"/>
  <manifest:file-entry manifest:full-path="Scripts/python/pythonpath/movelister/model/action.py" manifest:media-type="application/binary"/>
  <manifest:file-entry manifest:full-path="Scripts/python/pythonpath/movelister/model/result.py" manifest:media-type="application/binary"/>
  <manifest:file-entry manifest:full-path="Scripts/python/pythonpath/movelister/model/input.py" manifest:media-type="application/binary"/>
  <manifest:file-entry manifest:full-path="Scripts/python/pythonpath/movelister/model/detail.py" manifest:media-type="application/binary"/>
  <manifest:file-entry manifest:full-path="Scripts/python/pythonpath/movelister/model/__init__.py" manifest:media-type="application/binary"/>
  <manifest:file-entry manifest:full-path="Scripts/python/pythonpath/movelister/model/modifier.py" manifest:media-type="application/binary"/>
  <manifest:file-entry manifest:full-path="Scripts/python/pythonpath/movelister/process/factory.py" manifest:media-type="application/binary"/>
  <manifest:file-entry manifest:full-path="Scripts/python/pythonpath/movelister/process/updateDetails.py" manifest:media-type="application/binary"/>
  <manifest:file-entry manifest:full-path="Scripts/python/pythonpath/movelister/process/updateOverview.py" manifest:media-type="application/binary"/>
  <manifest:file-entry manifest:full-path="Scripts/python/pythonpath/movelister/process/__init__.py" manifest:media-type="application/binary"/>
  <manifest:file-entry manifest:full-path="Scripts/python/pythonpath/movelister/sheet/details.py" manifest:media-type="application/binary"/>
  <manifest:file-entry manifest:full-path="Scripts/python/pythonpath/movelister/sheet/inputs.py" manifest:media-type="application/binary"/>
  <manifest:file-entry manifest:full-path="Scripts/python/pythonpath/movelister/sheet/sheet.py" manifest:media-type="application/binary"/>
  <manifest:file-entry manifest:full-path="Scripts/python/pythonpath/movelister/sheet/helper.py" manifest:media-type="application/binary"/>
  <manifest:file-entry manifest:full-path="Scripts/python/pythonpath/movelister/sheet/master.py" manifest:media-type="application/binary"/>
  <manifest:file-entry manifest:full-path="Scripts/python/pythonpath/movelister/sheet/__init__.py" manifest:media-type="application/binary"/>
  <manifest:file-entry manifest:full-path="Scripts/python/pythonpath/movelister/sheet/about.py" manifest:media-type="application/binary"/>
  <manifest:file-entry manifest:full-path="Scripts/python/pythonpath/movelister/sheet/modifiers.py" manifest:media-type="application/binary"/>
  <manifest:file-entry manifest:full-path="Scripts/python/pythonpath/movelister/sheet/overview.py" manifest:media-type="application/binary"/>
  <manifest:file-entry manifest:full-path="Scripts/python/pythonpath/movelister/__init__.py" manifest:media-type="application/binary"/>
  <manifest:file-entry manifest:full-path="Scripts/python/pythonpath/movelister/core/iterator.py" manifest:media-type="application/binary"/>
  <manifest:file-entry manifest:full-path="Scripts/python/pythonpath/movelister/core/context.py" manifest:media-type="application/binary"/>
  <manifest:file-entry manifest:full-path="Scripts/python/pythonpath/movelister/core/alignment.py" manifest:media-type="application/binary"/>
  <manifest:file-entry manifest:full-path="Scripts/python/pythonpath/movelister/core/__init__.py" manifest:media-type="application/binary"/>
  <manifest:file-entry manifest:full-path="Scripts/python/pythonpath/movelister/core/errors.py" manifest:media-type="application/binary"/>
  <manifest:file-entry manifest:full-path="Scripts/python/pythonpath/movelister/core/meta.py" manifest:media-type="application/binary"/>
  <manifest:file-entry manifest:full-path="Scripts/python/pythonpath/movelister/core/file.py" manifest:media-type="application/binary"/>
  <manifest:file-entry manifest:full-path="Scripts/python/pythonpath/movelister/core/cursor.py" manifest:media-type="application/binary"/>
  <manifest:file-entry manifest:full-path="Scripts/python/pythonpath/movelister/core/names.py" manifest:media-type="application/binary"/>
  <manifest:file-entry manifest:full-path="Scripts/python/pythonpath/movelister/core/namedRanges.py" manifest:media-type="application/binary"/>
  <manifest:file-entry manifest:full-path="Scripts/python/pythonpath/movelister/error.py" manifest:media-type="application/binary"/>
  <manifest:file-entry manifest:full-path="Scripts/python/pythonpath/movelister/selection.py" manifest:media-type="application/binary"/>
  <manifest:file-entry manifest:full-path="Scripts/python/pythonpath/movelister/ui/__init__.py" manifest:media-type="application/binary"/>
  <manifest:file-entry manifest:full-path="Scripts/python/pythonpath/movelister/ui/message_box.py" manifest:media-type="application/binary"/>
  <manifest:file-entry manifest:full-path="Scripts/python/main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Marlett" svg:font-family="Marlett" style:font-pitch="variable" style:font-charset="x-symbol"/>
    <style:font-face style:name="Miriam Mono CLM" svg:font-family="'Miriam Mono CLM'" style:font-adornments="BookObliqu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lyUPC" svg:font-family="LilyUP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6.29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5.5cm"/>
    </style:style>
    <style:style style:name="co7" style:family="table-column">
      <style:table-column-properties fo:break-before="auto" style:column-width="5.338cm"/>
    </style:style>
    <style:style style:name="co8" style:family="table-column">
      <style:table-column-properties fo:break-before="auto" style:column-width="15.822cm"/>
    </style:style>
    <style:style style:name="co9" style:family="table-column">
      <style:table-column-properties fo:break-before="auto" style:column-width="15.849cm"/>
    </style:style>
    <style:style style:name="co10" style:family="table-column">
      <style:table-column-properties fo:break-before="auto" style:column-width="15.87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3.976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2.531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1.382cm"/>
    </style:style>
    <style:style style:name="co20" style:family="table-column">
      <style:table-column-properties fo:break-before="auto" style:column-width="6.671cm"/>
    </style:style>
    <style:style style:name="co21" style:family="table-column">
      <style:table-column-properties fo:break-before="auto" style:column-width="3.207cm"/>
    </style:style>
    <style:style style:name="co22" style:family="table-column">
      <style:table-column-properties fo:break-before="auto" style:column-width="1.633cm"/>
    </style:style>
    <style:style style:name="co23" style:family="table-column">
      <style:table-column-properties fo:break-before="auto" style:column-width="5.092cm"/>
    </style:style>
    <style:style style:name="co24" style:family="table-column">
      <style:table-column-properties fo:break-before="auto" style:column-width="19.634cm"/>
    </style:style>
    <style:style style:name="co25" style:family="table-column">
      <style:table-column-properties fo:break-before="auto" style:column-width="9.749cm"/>
    </style:style>
    <style:style style:name="co26" style:family="table-column">
      <style:table-column-properties fo:break-before="auto" style:column-width="1.552cm"/>
    </style:style>
    <style:style style:name="co27" style:family="table-column">
      <style:table-column-properties fo:break-before="auto" style:column-width="3.838cm"/>
    </style:style>
    <style:style style:name="co28" style:family="table-column">
      <style:table-column-properties fo:break-before="auto" style:column-width="0.953cm"/>
    </style:style>
    <style:style style:name="co29" style:family="table-column">
      <style:table-column-properties fo:break-before="auto" style:column-width="0.979cm"/>
    </style:style>
    <style:style style:name="co30" style:family="table-column">
      <style:table-column-properties fo:break-before="auto" style:column-width="12.009cm"/>
    </style:style>
    <style:style style:name="co31" style:family="table-column">
      <style:table-column-properties fo:break-before="auto" style:column-width="3.512cm"/>
    </style:style>
    <style:style style:name="co32" style:family="table-column">
      <style:table-column-properties fo:break-before="auto" style:column-width="2.505cm"/>
    </style:style>
    <style:style style:name="co33" style:family="table-column">
      <style:table-column-properties fo:break-before="auto" style:column-width="3.37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2d2f9" fo:border="0.74pt solid #000000" style:shrink-to-fit="false"/>
      <style:text-properties fo:color="#cccccc" style:text-outline="false" style:font-name="Miriam Mono CLM" fo:font-size="2pt" fo:font-style="italic" fo:text-shadow="none" style:text-underline-style="none" fo:font-weight="normal" style:font-size-asian="2pt" style:font-style-asian="italic" style:font-weight-asian="normal" style:font-size-complex="2pt" style:font-style-complex="italic" style:font-weight-complex="normal"/>
    </style:style>
    <style:style style:name="ce6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11" style:family="table-cell" style:parent-style-name="Default">
      <style:table-cell-properties fo:background-color="transparent" fo:border="0.74pt solid #000000" style:shrink-to-fit="true"/>
    </style:style>
    <style:style style:name="ce13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12" style:family="table-cell" style:parent-style-name="Default">
      <style:table-cell-properties style:shrink-to-fit="true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5" style:family="table-cell" style:parent-style-name="Default">
      <style:table-cell-properties style:vertical-align="middle"/>
    </style:style>
    <style:style style:name="ce53" style:family="table-cell" style:parent-style-name="Default">
      <style:table-cell-properties fo:border="0.06pt solid #000000"/>
    </style:style>
    <style:style style:name="ce57" style:family="table-cell" style:parent-style-name="Default">
      <style:table-cell-properties fo:background-color="#ffffcc" fo:border="0.06pt solid #000000"/>
    </style:style>
    <style:style style:name="ce5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>
      <style:table-cell-properties fo:background-color="transparent" fo:border="0.06pt solid #000000"/>
    </style:style>
    <style:style style:name="ce75" style:family="table-cell" style:parent-style-name="Default">
      <style:table-cell-properties fo:background-color="#e6e6e6" fo:border="0.06pt solid #000000"/>
    </style:style>
    <style:style style:name="ce76" style:family="table-cell" style:parent-style-name="Default">
      <style:table-cell-properties fo:background-color="#cccccc" fo:border="0.06pt solid #000000"/>
    </style:style>
    <style:style style:name="ce77" style:family="table-cell" style:parent-style-name="Default">
      <style:table-cell-properties fo:background-color="#0000ff" fo:border="0.06pt solid #000000"/>
    </style:style>
    <style:style style:name="ce78" style:family="table-cell" style:parent-style-name="Default">
      <style:table-cell-properties fo:background-color="#99ccff" fo:border="0.06pt solid #000000"/>
    </style:style>
    <style:style style:name="ce79" style:family="table-cell" style:parent-style-name="Default">
      <style:table-cell-properties fo:background-color="#00ae00" fo:border="0.06pt solid #000000"/>
    </style:style>
    <style:style style:name="ce80" style:family="table-cell" style:parent-style-name="Default">
      <style:table-cell-properties fo:background-color="#ff8080" fo:border="0.06pt solid #000000"/>
    </style:style>
    <style:style style:name="ce81" style:family="table-cell" style:parent-style-name="Default">
      <style:table-cell-properties fo:background-color="#ffff00" fo:border="0.06pt solid #000000"/>
    </style:style>
    <style:style style:name="ce82" style:family="table-cell" style:parent-style-name="Default">
      <style:table-cell-properties fo:background-color="#ff9966" fo:border="0.06pt solid #000000"/>
    </style:style>
    <style:style style:name="ce83" style:family="table-cell" style:parent-style-name="Default">
      <style:table-cell-properties fo:background-color="#9966cc" fo:border="0.06pt solid #000000"/>
    </style:style>
    <style:style style:name="ce8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style:font-name="LilyUPC" fo:font-size="26pt" style:font-size-asian="26pt" style:font-size-complex="26pt"/>
    </style:style>
    <style:style style:name="ce48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</style:style>
    <style:style style:name="ce50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3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62" style:family="table-cell" style:parent-style-name="Default">
      <style:table-cell-properties fo:background-color="#c2d2f9" fo:border="0.74pt solid #000000" style:shrink-to-fit="false"/>
      <style:text-properties fo:color="#c2d2f9" style:text-outline="false" style:font-name="Marlett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15" style:family="table-cell" style:parent-style-name="Default">
      <style:table-cell-properties fo:background-color="#ffffff"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67" style:family="table-cell" style:parent-style-name="Default">
      <style:table-cell-properties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68" style:family="table-cell" style:parent-style-name="Default">
      <style:table-cell-properties fo:background-color="transparent"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70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69" style:family="table-cell" style:parent-style-name="Default">
      <style:table-cell-properties fo:background-color="#c2d2f9" fo:border="0.74pt solid #000000" style:shrink-to-fit="false"/>
      <style:text-properties fo:color="#cccccc" style:text-outline="false" style:font-name="Marlett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3" style:family="table-cell" style:parent-style-name="Default">
      <style:table-cell-properties style:text-align-source="fix" style:repeat-content="false" fo:border="0.99pt solid #000000" style:shrink-to-fit="tru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71" style:family="table-cell" style:parent-style-name="Default">
      <style:table-cell-properties fo:background-color="#c2d2f9" fo:border="0.74pt solid #000000" style:shrink-to-fit="false"/>
      <style:text-properties fo:color="#cccccc" style:text-outline="false" style:font-name="Marlett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91" style:family="table-cell" style:parent-style-name="Default">
      <style:table-cell-properties fo:background-color="#ffffff" fo:border="0.74pt solid #000000" style:shrink-to-fit="false"/>
      <style:text-properties fo:color="#ffffff" style:text-outline="false" style:font-name="Marlett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4" style:family="table-cell" style:parent-style-name="Default">
      <style:table-cell-properties fo:background-color="#c2d2f9"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2" style:family="table-cell" style:parent-style-name="Default">
      <style:table-cell-properties fo:background-color="transparent"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23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4" style:family="table-cell" style:parent-style-name="Default">
      <style:table-cell-properties fo:background-color="transparent"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5" style:family="table-cell" style:parent-style-name="Default">
      <style:table-cell-properties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7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8" style:family="table-cell" style:parent-style-name="Default">
      <style:table-cell-properties fo:border="0.99pt solid #000000"/>
      <style:text-properties fo:font-style="normal" fo:font-weight="bold" style:font-style-asian="normal" style:font-weight-asian="bold" style:font-style-complex="normal" style:font-weight-complex="bold"/>
    </style:style>
    <style:style style:name="ce129" style:family="table-cell" style:parent-style-name="Default">
      <style:table-cell-properties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30" style:family="table-cell" style:parent-style-name="Default">
      <style:table-cell-properties fo:background-color="#d5e0fc"/>
      <style:text-properties fo:font-style="normal" fo:font-weight="normal" style:font-style-asian="normal" style:font-weight-asian="normal" style:font-style-complex="normal" style:font-weight-complex="normal"/>
    </style:style>
    <style:style style:name="ce98" style:family="table-cell" style:parent-style-name="Default">
      <style:table-cell-properties fo:border="0.74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46" style:family="table-cell" style:parent-style-name="Default">
      <style:table-cell-properties fo:border-bottom="0.06pt solid #000000" fo:background-color="#99ccff" fo:border-left="none" fo:border-right="none" style:shrink-to-fit="fals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39" style:family="table-cell" style:parent-style-name="Default">
      <style:table-cell-properties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47" style:family="table-cell" style:parent-style-name="Default">
      <style:table-cell-properties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4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textarea-vertical-align="middle" fo:background-color="#ffffff"/>
    </style:style>
    <style:style style:name="gr2" style:family="graphic">
      <style:graphic-properties draw:textarea-vertical-align="middle"/>
    </style:style>
    <style:style style:name="P1" style:family="paragraph">
      <style:paragraph-properties fo:text-align="start"/>
      <style:text-properties fo:font-size="10pt" fo:font-weight="normal"/>
    </style:style>
    <style:style style:name="P2" style:family="paragraph">
      <style:paragraph-properties fo:text-align="center"/>
      <style:text-properties fo:font-size="10pt" fo:font-weight="bold"/>
    </style:style>
    <style:style style:name="P3" style:family="paragraph">
      <style:paragraph-properties fo:text-align="start"/>
      <style:text-properties fo:font-size="10pt" fo:font-weight="bold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Inputs.A1">
          <table:error-message table:message-type="stop" table:display="true"/>
        </table:content-validation>
        <table:content-validation table:name="val2" table:condition="of:cell-content-is-in-list([$Inputs.$A$2:$Inputs.$A$100000])" table:allow-empty-cell="true" table:display-list="sort-ascending" table:base-cell-address="'Master List'.B1">
          <table:error-message table:message-type="stop" table:display="true"/>
        </table:content-validation>
        <table:content-validation table:name="val3" table:condition="of:cell-content-is-in-list([$'Master List'.$A$3:$'Master List'.$A$999846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Inputs.A1">
          <table:error-message table:message-type="stop" table:display="true"/>
        </table:content-validation>
        <table:content-validation table:name="val5" table:condition="of:cell-content-text-length()=0" table:allow-empty-cell="true" table:base-cell-address="Inputs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text-length-is-between(0,0)" table:allow-empty-cell="true" table:base-cell-address="'Overview Template'.D3">
          <table:error-message table:message-type="stop" table:display="true">
            <text:p>The content of this column is generated automatically. Please don't modify it manually.</text:p>
          </table:error-message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ain.py$updateOverview?language=Python&amp;location=document" xlink:type="simple"/>
              </office:event-listeners>
            </form:button>
            <form:fixed-text form:name="Master List Label 1" form:control-implementation="ooo:com.sun.star.form.component.FixedText" xml:id="control2" form:id="control2" form:label="Generate / Refresh Overview">
              <form:properties>
                <form:property form:property-name="HelpText" office:value-type="string" office:string-value="Type a name of a View in cell C1, then press the button to generate or refresh an Overview."/>
              </form:properties>
            </form:fixed-text>
            <form:fixed-text form:name="Master List View Label" form:control-implementation="ooo:com.sun.star.form.component.FixedText" xml:id="control3" form:id="control3" form:label="View">
              <form:properties>
                <form:property form:property-name="HelpText" office:value-type="string" office:string-value="This column tells Movelister which View you want to put your Action notes into."/>
              </form:properties>
            </form:fixed-text>
            <form:fixed-text form:name="Master List Input List Label" form:control-implementation="ooo:com.sun.star.form.component.FixedText" xml:id="control4" form:id="control4" form:label="Input List">
              <form:properties>
                <form:property form:property-name="HelpText" office:value-type="string" office:string-value="This column tells Movelister which Input List will be used for an Action when generating a Details-view. (See: Inputs-sheet.)"/>
              </form:properties>
            </form:fixed-text>
            <form:fixed-text form:name="Master List Action Name Label" form:control-implementation="ooo:com.sun.star.form.component.FixedText" xml:id="control5" form:id="control5" form:label="Action Name">
              <form:properties>
                <form:property form:property-name="HelpText" office:value-type="string" office:string-value="This column is where you name Actions. It's recommended to give every Action an unique name."/>
              </form:properties>
            </form:fixed-text>
            <form:fixed-text form:name="Master List Color Label" form:control-implementation="ooo:com.sun.star.form.component.FixedText" xml:id="control6" form:id="control6" form:label="Color">
              <form:properties>
                <form:property form:property-name="HelpText" office:value-type="string" office:string-value="You can optionally give an Action some color for visual flair."/>
              </form:properties>
            </form:fixed-text>
            <form:fixed-text form:name="Master List Phases Label" form:control-implementation="ooo:com.sun.star.form.component.FixedText" xml:id="control7" form:id="control7" form:label="Phases">
              <form:properties>
                <form:property form:property-name="HelpText" office:value-type="string" office:string-value="You can note how many different Phases an Action has in this column. See the Manual for more detailed info."/>
              </form:properties>
            </form:fixed-text>
            <form:fixed-text form:name="Master List Full Name Label" form:control-implementation="ooo:com.sun.star.form.component.FixedText" xml:id="control8" form:id="control8" form:label="Full Name">
              <form:properties>
                <form:property form:property-name="HelpText" office:value-type="string" office:string-value="Optionally, you can write the full or official name of an Action in this column."/>
              </form:properties>
            </form:fixed-text>
            <form:fixed-text form:name="Master List Description Label" form:control-implementation="ooo:com.sun.star.form.component.FixedText" xml:id="control9" form:id="control9" form:label="Description">
              <form:properties>
                <form:property form:property-name="HelpText" office:value-type="string" office:string-value="Optionally, you can write a short description of an Action here."/>
              </form:properties>
            </form:fixed-text>
          </form:form>
        </office:forms>
        <table:shapes>
          <draw:control draw:z-index="0" draw:style-name="gr1" draw:text-style-name="P1" svg:width="1.844cm" svg:height="0.529cm" svg:x="12.9cm" svg:y="0.14cm" draw:control="control1"/>
        </table:shapes>
        <table:table-column table:style-name="co1" table:default-cell-style-name="ce6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10"/>
        <table:table-column table:style-name="co6" table:default-cell-style-name="ce3"/>
        <table:table-column table:style-name="co7" table:default-cell-style-name="ce3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1">
          <table:table-cell table:style-name="ce1" table:content-validation-name="val1">
            <draw:control table:end-cell-address="'Master List'.B1" table:end-x="2.878cm" table:end-y="0.797cm" draw:z-index="1" draw:style-name="gr2" draw:text-style-name="P2" svg:width="5.548cm" svg:height="0.797cm" svg:x="0cm" svg:y="0cm" draw:control="control2"/>
          </table:table-cell>
          <table:table-cell table:style-name="ce1" table:content-validation-name="val2"/>
          <table:table-cell table:style-name="ce7" table:content-validation-name="val3" office:value-type="string" calcext:value-type="string">
            <text:p>Default</text:p>
          </table:table-cell>
          <table:table-cell table:style-name="ce1"/>
          <table:table-cell table:style-name="ce13" table:content-validation-name="val4"/>
          <table:table-cell table:style-name="ce1" table:number-columns-repeated="4"/>
          <table:table-cell table:style-name="ce21"/>
          <table:table-cell table:style-name="ce22" table:number-columns-repeated="874"/>
          <table:table-cell table:style-name="ce25" table:number-columns-repeated="140"/>
        </table:table-row>
        <table:table-row table:style-name="ro2">
          <table:table-cell table:style-name="ce4" table:content-validation-name="val1" office:value-type="string" calcext:value-type="string">
            <text:p>View</text:p>
            <draw:control table:end-cell-address="'Master List'.A2" table:end-x="2.668cm" table:end-y="0.451cm" draw:z-index="2" draw:style-name="gr2" draw:text-style-name="P3" svg:width="2.668cm" svg:height="0.451cm" svg:x="0cm" svg:y="0cm" draw:control="control3"/>
          </table:table-cell>
          <table:table-cell table:style-name="ce4" table:content-validation-name="val1" office:value-type="string" calcext:value-type="string">
            <text:p>Input List</text:p>
            <draw:control table:end-cell-address="'Master List'.B2" table:end-x="2.942cm" table:end-y="0.451cm" draw:z-index="3" draw:style-name="gr2" draw:text-style-name="P3" svg:width="2.926cm" svg:height="0.451cm" svg:x="0.016cm" svg:y="0cm" draw:control="control4"/>
          </table:table-cell>
          <table:table-cell table:style-name="ce4" table:content-validation-name="val1" office:value-type="string" calcext:value-type="string">
            <text:p>Action Name</text:p>
            <draw:control table:end-cell-address="'Master List'.C2" table:end-x="6.29cm" table:end-y="0.451cm" draw:z-index="4" draw:style-name="gr2" draw:text-style-name="P3" svg:width="6.29cm" svg:height="0.451cm" svg:x="0cm" svg:y="0cm" draw:control="control5"/>
          </table:table-cell>
          <table:table-cell table:style-name="ce4" table:content-validation-name="val1" office:value-type="string" calcext:value-type="string">
            <text:p>Color</text:p>
            <draw:control table:end-cell-address="'Master List'.D2" table:end-x="1.116cm" table:end-y="0.451cm" draw:z-index="5" draw:style-name="gr2" draw:text-style-name="P3" svg:width="1.116cm" svg:height="0.451cm" svg:x="0cm" svg:y="0cm" draw:control="control6"/>
          </table:table-cell>
          <table:table-cell table:style-name="ce4" table:content-validation-name="val1" office:value-type="string" calcext:value-type="string">
            <text:p>Phases</text:p>
            <draw:control table:end-cell-address="'Master List'.E2" table:end-x="1.471cm" table:end-y="0.451cm" draw:z-index="6" draw:style-name="gr2" draw:text-style-name="P3" svg:width="1.455cm" svg:height="0.451cm" svg:x="0.016cm" svg:y="0cm" draw:control="control7"/>
          </table:table-cell>
          <table:table-cell table:style-name="ce4" table:content-validation-name="val1" office:value-type="string" calcext:value-type="string">
            <text:p>Full Name</text:p>
            <draw:control table:end-cell-address="'Master List'.F2" table:end-x="5.499cm" table:end-y="0.451cm" draw:z-index="7" draw:style-name="gr2" draw:text-style-name="P3" svg:width="5.499cm" svg:height="0.451cm" svg:x="0cm" svg:y="0cm" draw:control="control8"/>
          </table:table-cell>
          <table:table-cell table:style-name="ce4" table:content-validation-name="val1" office:value-type="string" calcext:value-type="string">
            <text:p>Description</text:p>
            <draw:control table:end-cell-address="'Master List'.G2" table:end-x="5.338cm" table:end-y="0.451cm" draw:z-index="8" draw:style-name="gr2" draw:text-style-name="P3" svg:width="5.327cm" svg:height="0.451cm" svg:x="0.012cm" svg:y="0cm" draw:control="control9"/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Test Action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/>
          <table:table-cell table:style-name="ce11"/>
          <table:table-cell table:content-validation-name="val4"/>
          <table:table-cell table:number-columns-repeated="1019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31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8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46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46"/>
          <table:table-cell table:number-columns-repeated="1016"/>
        </table:table-row>
        <table:table-row table:style-name="ro2" table:number-rows-repeated="1048557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Inputs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Inputs Input List Label" form:control-implementation="ooo:com.sun.star.form.component.FixedText" xml:id="control10" form:id="control10" form:label="Input List">
              <form:properties>
                <form:property form:property-name="HelpText" office:value-type="string" office:string-value="This column allows you to sort Inputs into Input Lists. They are used when generating a Details-sheet."/>
              </form:properties>
            </form:fixed-text>
            <form:fixed-text form:name="Inputs Input Name Label" form:control-implementation="ooo:com.sun.star.form.component.FixedText" xml:id="control11" form:id="control11" form:label="Input Name">
              <form:properties>
                <form:property form:property-name="HelpText" office:value-type="string" office:string-value="The name of the Input."/>
              </form:properties>
            </form:fixed-text>
            <form:fixed-text form:name="Inputs Button Label" form:control-implementation="ooo:com.sun.star.form.component.FixedText" xml:id="control12" form:id="control12" form:label="Button">
              <form:properties>
                <form:property form:property-name="HelpText" office:value-type="string" office:string-value="You can optionally note which button is used for the Input."/>
              </form:properties>
            </form:fixed-text>
            <form:fixed-text form:name="Inputs Color Label" form:control-implementation="ooo:com.sun.star.form.component.FixedText" xml:id="control13" form:id="control13" form:label="Color">
              <form:properties>
                <form:property form:property-name="HelpText" office:value-type="string" office:string-value="You can optionally give an Input a color for visual flair."/>
              </form:properties>
            </form:fixed-text>
          </form:form>
        </office:forms>
        <table:table-column table:style-name="co12" table:default-cell-style-name="ce53"/>
        <table:table-column table:style-name="co13" table:default-cell-style-name="ce53"/>
        <table:table-column table:style-name="co14" table:default-cell-style-name="ce53"/>
        <table:table-column table:style-name="co15" table:default-cell-style-name="ce53"/>
        <table:table-column table:style-name="co11" table:number-columns-repeated="2" table:default-cell-style-name="Default"/>
        <table:table-row table:style-name="ro2">
          <table:table-cell table:style-name="ce4" table:content-validation-name="val1" office:value-type="string" calcext:value-type="string">
            <text:p>Input List</text:p>
            <draw:control table:end-cell-address="Inputs.A1" table:end-x="2.995cm" table:end-y="0.451cm" draw:z-index="0" draw:style-name="gr2" draw:text-style-name="P3" svg:width="2.995cm" svg:height="0.451cm" svg:x="0cm" svg:y="0cm" draw:control="control10"/>
          </table:table-cell>
          <table:table-cell table:style-name="ce4" table:content-validation-name="val1" office:value-type="string" calcext:value-type="string">
            <text:p>Input Name</text:p>
            <draw:control table:end-cell-address="Inputs.B1" table:end-x="3.975cm" table:end-y="0.451cm" draw:z-index="1" draw:style-name="gr2" draw:text-style-name="P3" svg:width="3.975cm" svg:height="0.451cm" svg:x="0cm" svg:y="0cm" draw:control="control11"/>
          </table:table-cell>
          <table:table-cell table:style-name="ce4" table:content-validation-name="val1" office:value-type="string" calcext:value-type="string">
            <text:p>Button</text:p>
            <draw:control table:end-cell-address="Inputs.C1" table:end-x="3.186cm" table:end-y="0.451cm" draw:z-index="2" draw:style-name="gr2" draw:text-style-name="P3" svg:width="3.175cm" svg:height="0.451cm" svg:x="0.012cm" svg:y="0cm" draw:control="control12"/>
          </table:table-cell>
          <table:table-cell table:style-name="ce4" table:content-validation-name="val1" office:value-type="string" calcext:value-type="string">
            <text:p>Color</text:p>
            <draw:control table:end-cell-address="Inputs.D1" table:end-x="1.17cm" table:end-y="0.451cm" draw:z-index="3" draw:style-name="gr2" draw:text-style-name="P3" svg:width="1.169cm" svg:height="0.451cm" svg:x="0cm" svg:y="0cm" draw:control="control13"/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qu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table:style-name="ce5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table:style-name="ce57"/>
          <table:table-cell table:number-columns-repeated="2"/>
        </table:table-row>
        <table:table-row table:style-name="ro2" table:number-rows-repeated="8">
          <table:table-cell table:number-columns-repeated="6"/>
        </table:table-row>
        <table:table-row table:style-name="ro2">
          <table:table-cell table:number-columns-repeated="5"/>
          <table:table-cell table:style-name="ce31"/>
        </table:table-row>
        <table:table-row table:style-name="ro2" table:number-rows-repeated="7">
          <table:table-cell table:number-columns-repeated="6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table:style-name="ce46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58"/>
        </table:table-row>
        <table:table-row table:style-name="ro2" table:number-rows-repeated="9">
          <table:table-cell table:number-columns-repeated="6"/>
        </table:table-row>
        <table:table-row table:style-name="ro2">
          <table:table-cell table:number-columns-repeated="5"/>
          <table:table-cell table:style-name="ce46"/>
        </table:table-row>
        <table:table-row table:style-name="ro2" table:number-rows-repeated="104853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Modifiers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Modifiers Short Name Label" form:control-implementation="ooo:com.sun.star.form.component.FixedText" xml:id="control14" form:id="control14" form:label="Short Name">
              <form:properties>
                <form:property form:property-name="HelpText" office:value-type="string" office:string-value="This column lists the name of the Modifier as it will be displayed in both the Overview and Details-sheet. It's recommended to keep it short because of space reasons."/>
              </form:properties>
            </form:fixed-text>
            <form:fixed-text form:name="Modifiers Full Name Label" form:control-implementation="ooo:com.sun.star.form.component.FixedText" xml:id="control15" form:id="control15" form:label="Full Name">
              <form:properties>
                <form:property form:property-name="HelpText" office:value-type="string" office:string-value="Optionally, you can give a Modifier a longer name in this column."/>
              </form:properties>
            </form:fixed-text>
            <form:fixed-text form:name="Modifiers Color Label" form:control-implementation="ooo:com.sun.star.form.component.FixedText" xml:id="control16" form:id="control16" form:label="Color">
              <form:properties>
                <form:property form:property-name="HelpText" office:value-type="string" office:string-value="Optionally, you can give a Modifier a color for visual flair."/>
              </form:properties>
            </form:fixed-text>
            <form:fixed-text form:name="Modifiers Notes 1 Label" form:control-implementation="ooo:com.sun.star.form.component.FixedText" xml:id="control17" form:id="control17" form:label="Notes 1">
              <form:properties>
                <form:property form:property-name="HelpText" office:value-type="string" office:string-value="Optionally, you can write some freeform notes about a Modifier."/>
              </form:properties>
            </form:fixed-text>
            <form:fixed-text form:name="Modifiers Filters Label" form:control-implementation="ooo:com.sun.star.form.component.FixedText" xml:id="control18" form:id="control18" form:label=" Filters">
              <form:properties>
                <form:property form:property-name="HelpText" office:value-type="string" office:string-value="You can write a boolean formula using the Modifiers, Operators and Functions to determine how they are generated in the Details-view. See Manual for more info."/>
              </form:properties>
            </form:fixed-text>
            <form:fixed-text form:name="Modifiers Required Label" form:control-implementation="ooo:com.sun.star.form.component.FixedText" xml:id="control19" form:id="control19" form:label=" Required">
              <form:properties>
                <form:property form:property-name="HelpText" office:value-type="string" office:string-value="Put a mark on this column if you want the Filter on that row to be summed with other formulas with 'AND' (more restrictive). See Manual for more info."/>
              </form:properties>
            </form:fixed-text>
            <form:fixed-text form:name="Modifiers Operators Label" form:control-implementation="ooo:com.sun.star.form.component.FixedText" xml:id="control20" form:id="control20" form:label="Operators">
              <form:properties>
                <form:property form:property-name="HelpText" office:value-type="string" office:string-value="This column lists the available Operators that can be used in boolean formulas."/>
              </form:properties>
            </form:fixed-text>
            <form:fixed-text form:name="Modifiers Functions Label" form:control-implementation="ooo:com.sun.star.form.component.FixedText" xml:id="control21" form:id="control21" form:label="Functions">
              <form:properties>
                <form:property form:property-name="HelpText" office:value-type="string" office:string-value="This column lists the available Functions that can be used in boolean formulas."/>
              </form:properties>
            </form:fixed-text>
            <form:fixed-text form:name="Modifiers Description Label" form:control-implementation="ooo:com.sun.star.form.component.FixedText" xml:id="control22" form:id="control22" form:label="Description">
              <form:properties>
                <form:property form:property-name="HelpText" office:value-type="string" office:string-value="This column has a description about the available Functions."/>
              </form:properties>
            </form:fixed-text>
          </form:form>
        </office:forms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11" table:number-columns-repeated="2" table:default-cell-style-name="ce53"/>
        <table:table-column table:style-name="co11" table:number-columns-repeated="2" table:default-cell-style-name="Default"/>
        <table:table-row table:style-name="ro2">
          <table:table-cell table:style-name="ce4" table:content-validation-name="val1" office:value-type="string" calcext:value-type="string">
            <text:p>Short Name</text:p>
            <draw:control table:end-cell-address="Modifiers.A1" table:end-x="2.531cm" table:end-y="0.451cm" draw:z-index="0" draw:style-name="gr2" draw:text-style-name="P3" svg:width="2.531cm" svg:height="0.451cm" svg:x="0cm" svg:y="0cm" draw:control="control14"/>
          </table:table-cell>
          <table:table-cell table:style-name="ce4" table:content-validation-name="val1" office:value-type="string" calcext:value-type="string">
            <text:p>Full Name</text:p>
            <draw:control table:end-cell-address="Modifiers.B1" table:end-x="4.656cm" table:end-y="0.451cm" draw:z-index="1" draw:style-name="gr2" draw:text-style-name="P3" svg:width="4.656cm" svg:height="0.451cm" svg:x="0cm" svg:y="0cm" draw:control="control15"/>
          </table:table-cell>
          <table:table-cell table:style-name="ce4" table:content-validation-name="val1" office:value-type="string" calcext:value-type="string">
            <text:p>Color</text:p>
            <draw:control table:end-cell-address="Modifiers.C1" table:end-x="1.225cm" table:end-y="0.451cm" draw:z-index="2" draw:style-name="gr2" draw:text-style-name="P3" svg:width="1.216cm" svg:height="0.451cm" svg:x="0.01cm" svg:y="0cm" draw:control="control16"/>
          </table:table-cell>
          <table:table-cell table:style-name="ce4" table:content-validation-name="val1" office:value-type="string" calcext:value-type="string">
            <text:p>Notes 1</text:p>
            <draw:control table:end-cell-address="Modifiers.D1" table:end-x="11.384cm" table:end-y="0.451cm" draw:z-index="3" draw:style-name="gr2" draw:text-style-name="P3" svg:width="11.374cm" svg:height="0.451cm" svg:x="0.01cm" svg:y="0cm" draw:control="control17"/>
          </table:table-cell>
          <table:table-cell table:style-name="ce4" table:content-validation-name="val1" office:value-type="string" calcext:value-type="string">
            <text:p>Filters</text:p>
            <draw:control table:end-cell-address="Modifiers.E1" table:end-x="6.671cm" table:end-y="0.451cm" draw:z-index="4" draw:style-name="gr2" draw:text-style-name="P3" svg:width="6.671cm" svg:height="0.451cm" svg:x="0cm" svg:y="0cm" draw:control="control18"/>
          </table:table-cell>
          <table:table-cell table:style-name="ce4" table:content-validation-name="val1" office:value-type="string" calcext:value-type="string">
            <text:p>Required</text:p>
            <draw:control table:end-cell-address="Modifiers.F1" table:end-x="2.258cm" table:end-y="0.451cm" draw:z-index="5" draw:style-name="gr2" draw:text-style-name="P3" svg:width="2.257cm" svg:height="0.451cm" svg:x="0cm" svg:y="0cm" draw:control="control19"/>
          </table:table-cell>
          <table:table-cell table:style-name="ce4" table:content-validation-name="val1" office:value-type="string" calcext:value-type="string">
            <text:p>Operators</text:p>
            <draw:control table:end-cell-address="Modifiers.G1" table:end-x="2.259cm" table:end-y="0.451cm" draw:z-index="6" draw:style-name="gr2" draw:text-style-name="P3" svg:width="2.257cm" svg:height="0.451cm" svg:x="0cm" svg:y="0cm" draw:control="control20"/>
          </table:table-cell>
          <table:table-cell table:style-name="ce4" table:content-validation-name="val1" office:value-type="string" calcext:value-type="string">
            <text:p>Functions</text:p>
            <draw:control table:end-cell-address="Modifiers.H1" table:end-x="2.259cm" table:end-y="0.451cm" draw:z-index="7" draw:style-name="gr2" draw:text-style-name="P3" svg:width="2.249cm" svg:height="0.451cm" svg:x="0.01cm" svg:y="0cm" draw:control="control21"/>
          </table:table-cell>
          <table:table-cell table:style-name="ce4" table:content-validation-name="val1" office:value-type="string" calcext:value-type="string">
            <text:p>Description</text:p>
            <draw:control table:end-cell-address="Modifiers.I1" table:end-x="2.258cm" table:end-y="0.451cm" draw:z-index="8" draw:style-name="gr2" draw:text-style-name="P3" svg:width="2.249cm" svg:height="0.451cm" svg:x="0.01cm" svg:y="0cm" draw:control="control22"/>
          </table:table-cell>
        </table:table-row>
        <table:table-row table:style-name="ro2">
          <table:table-cell table:number-columns-repeated="6"/>
          <table:table-cell office:value-type="string" calcext:value-type="string">
            <text:p>AND = &amp;</text:p>
          </table:table-cell>
          <table:table-cell office:value-type="string" calcext:value-type="string">
            <text:p>xor()</text:p>
          </table:table-cell>
          <table:table-cell office:value-type="string" calcext:value-type="string">
            <text:p>Logical xor instead of Python’s built-in parity xor (^). Example: ”xor(WPN1, WPN2, WPN3)”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OR = |</text:p>
          </table:table-cell>
          <table:table-cell office:value-type="string" calcext:value-type="string">
            <text:p>neg()</text:p>
          </table:table-cell>
          <table:table-cell office:value-type="string" calcext:value-type="string">
            <text:p>Negation, same as the boolean NOT. Example of a NAND: ”neg(WPN1 &amp; WPN2)”.</text:p>
          </table:table-cell>
        </table:table-row>
        <table:table-row table:style-name="ro2" table:number-rows-repeated="104857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Results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Results Results Label" form:control-implementation="ooo:com.sun.star.form.component.FixedText" xml:id="control23" form:id="control23" form:label="Results">
              <form:properties>
                <form:property form:property-name="HelpText" office:value-type="string" office:string-value="This column lists the various Results or &quot;reactions&quot; that happen when you use an Input during an Action. Used in Details-sheet."/>
              </form:properties>
            </form:fixed-text>
            <form:fixed-text form:name="Results Color Label" form:control-implementation="ooo:com.sun.star.form.component.FixedText" xml:id="control24" form:id="control24" form:label="Color">
              <form:properties>
                <form:property form:property-name="HelpText" office:value-type="string" office:string-value="Optionally, you can put a color on the Result for visual flair."/>
              </form:properties>
            </form:fixed-text>
            <form:fixed-text form:name="Results Full Name Label" form:control-implementation="ooo:com.sun.star.form.component.FixedText" xml:id="control25" form:id="control25" form:label="Full Name">
              <form:properties>
                <form:property form:property-name="HelpText" office:value-type="string" office:string-value="Optionally, you can write a longer name for the Result here."/>
              </form:properties>
            </form:fixed-text>
            <form:fixed-text form:name="Results Description Label" form:control-implementation="ooo:com.sun.star.form.component.FixedText" xml:id="control26" form:id="control26" form:label="Description">
              <form:properties>
                <form:property form:property-name="HelpText" office:value-type="string" office:string-value="Optionally, you can write a more detailed description of what a Result is supposed to mean."/>
              </form:properties>
            </form:fixed-text>
          </form:form>
        </office:forms>
        <table:table-column table:style-name="co21" table:default-cell-style-name="ce53"/>
        <table:table-column table:style-name="co22" table:default-cell-style-name="ce53"/>
        <table:table-column table:style-name="co23" table:default-cell-style-name="ce53"/>
        <table:table-column table:style-name="co24" table:default-cell-style-name="ce53"/>
        <table:table-row table:style-name="ro2">
          <table:table-cell table:style-name="ce4" table:content-validation-name="val1" office:value-type="string" calcext:value-type="string">
            <text:p>Results</text:p>
            <draw:control table:end-cell-address="Results.A1" table:end-x="3.206cm" table:end-y="0.451cm" draw:z-index="0" draw:style-name="gr2" draw:text-style-name="P3" svg:width="3.206cm" svg:height="0.451cm" svg:x="0cm" svg:y="0cm" draw:control="control23"/>
          </table:table-cell>
          <table:table-cell table:style-name="ce4" table:content-validation-name="val1" office:value-type="string" calcext:value-type="string">
            <text:p>Color</text:p>
            <draw:control table:end-cell-address="Results.B1" table:end-x="1.634cm" table:end-y="0.451cm" draw:z-index="1" draw:style-name="gr2" draw:text-style-name="P3" svg:width="1.625cm" svg:height="0.451cm" svg:x="0.01cm" svg:y="0cm" draw:control="control24"/>
          </table:table-cell>
          <table:table-cell table:style-name="ce4" table:content-validation-name="val1" office:value-type="string" calcext:value-type="string">
            <text:p>Full Name</text:p>
            <draw:control table:end-cell-address="Results.C1" table:end-x="5.09cm" table:end-y="0.451cm" draw:z-index="2" draw:style-name="gr2" draw:text-style-name="P3" svg:width="5.09cm" svg:height="0.451cm" svg:x="0cm" svg:y="0cm" draw:control="control25"/>
          </table:table-cell>
          <table:table-cell table:style-name="ce4" table:content-validation-name="val1" office:value-type="string" calcext:value-type="string">
            <text:p>Description</text:p>
            <draw:control table:end-cell-address="Results.D1" table:end-x="19.623cm" table:end-y="0.451cm" draw:z-index="3" draw:style-name="gr2" draw:text-style-name="P3" svg:width="19.623cm" svg:height="0.451cm" svg:x="0cm" svg:y="0cm" draw:control="control26"/>
          </table:table-cell>
        </table:table-row>
        <table:table-row table:style-name="ro2">
          <table:table-cell table:style-name="ce74" office:value-type="string" calcext:value-type="string">
            <text:p>Undecided</text:p>
          </table:table-cell>
          <table:table-cell table:style-name="ce74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74" office:value-type="string" calcext:value-type="string">
            <text:p>No effect</text:p>
          </table:table-cell>
          <table:table-cell table:style-name="ce75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74" office:value-type="string" calcext:value-type="string">
            <text:p>Impossible?</text:p>
          </table:table-cell>
          <table:table-cell table:style-name="ce76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74" office:value-type="string" calcext:value-type="string">
            <text:p>Prereq</text:p>
          </table:table-cell>
          <table:table-cell table:style-name="ce77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74" office:value-type="string" calcext:value-type="string">
            <text:p>Mutual</text:p>
          </table:table-cell>
          <table:table-cell table:style-name="ce78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74" office:value-type="string" calcext:value-type="string">
            <text:p>Special</text:p>
          </table:table-cell>
          <table:table-cell table:style-name="ce79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80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74" office:value-type="string" calcext:value-type="string">
            <text:p>Buffers</text:p>
          </table:table-cell>
          <table:table-cell table:style-name="ce81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74" office:value-type="string" calcext:value-type="string">
            <text:p>Follows</text:p>
          </table:table-cell>
          <table:table-cell table:style-name="ce82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74" office:value-type="string" calcext:value-type="string">
            <text:p>???</text:p>
          </table:table-cell>
          <table:table-cell table:style-name="ce83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table:style-name="ce84"/>
          <table:table-cell/>
        </table:table-row>
        <table:table-row table:style-name="ro2" table:number-rows-repeated="104855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Version Button" form:control-implementation="ooo:com.sun.star.form.component.CommandButton" xml:id="control27" form:id="control27" form:label="Version Informati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e button opens a pop-up that shows the current version of Movelister."/>
              </form:properties>
            </form:button>
          </form:form>
        </office:forms>
        <table:shapes>
          <draw:control draw:z-index="0" draw:text-style-name="P4" svg:width="7.066cm" svg:height="0.824cm" svg:x="2.145cm" svg:y="7.406cm" draw:control="control27"/>
        </table:shapes>
        <table:table-column table:style-name="co25" table:default-cell-style-name="ce51"/>
        <table:table-column table:style-name="co26" table:default-cell-style-name="ce51"/>
        <table:table-row table:style-name="ro3">
          <table:table-cell table:style-name="ce47" office:value-type="string" calcext:value-type="string" table:number-columns-spanned="2" table:number-rows-spanned="29">
            <text:p>- Movelister -</text:p>
          </table:table-cell>
          <table:covered-table-cell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4">
          <table:table-cell table:style-name="Default" table:number-columns-repeated="2"/>
        </table:table-row>
        <table:table-row table:style-name="ro5">
          <table:table-cell table:style-name="ce48" office:value-type="string" calcext:value-type="string">
            <text:p>Options:</text:p>
          </table:table-cell>
          <table:table-cell table:style-name="ce52"/>
        </table:table-row>
        <table:table-row table:style-name="ro2">
          <table:table-cell table:style-name="ce49"/>
          <table:table-cell table:style-name="ce52"/>
        </table:table-row>
        <table:table-row table:style-name="ro2">
          <table:table-cell table:style-name="ce49" office:value-type="string" calcext:value-type="string">
            <text:p>(Place a mark on Column B for options you want to enable.)</text:p>
          </table:table-cell>
          <table:table-cell table:style-name="ce52"/>
        </table:table-row>
        <table:table-row table:style-name="ro2" table:number-rows-repeated="2">
          <table:table-cell table:style-name="ce49"/>
          <table:table-cell table:style-name="ce52"/>
        </table:table-row>
        <table:table-row table:style-name="ro2">
          <table:table-cell table:style-name="ce50" office:value-type="string" calcext:value-type="string">
            <text:p>Details-generation:</text:p>
          </table:table-cell>
          <table:table-cell table:style-name="ce52"/>
        </table:table-row>
        <table:table-row table:style-name="ro2">
          <table:table-cell table:style-name="ce49"/>
          <table:table-cell table:style-name="ce52"/>
        </table:table-row>
        <table:table-row table:style-name="ro2">
          <table:table-cell table:style-name="ce49" office:value-type="string" calcext:value-type="string">
            <text:p>Generate Named Ranges:</text:p>
          </table:table-cell>
          <table:table-cell table:style-name="ce52" office:value-type="string" calcext:value-type="string">
            <text:p>x</text:p>
          </table:table-cell>
        </table:table-row>
        <table:table-row table:style-name="ro2">
          <table:table-cell table:style-name="ce49" office:value-type="string" calcext:value-type="string">
            <text:p>Show entries ascending when generating validation:</text:p>
          </table:table-cell>
          <table:table-cell table:style-name="ce52" office:value-type="string" calcext:value-type="string">
            <text:p>x</text:p>
          </table:table-cell>
        </table:table-row>
        <table:table-row table:style-name="ro2" table:number-rows-repeated="21">
          <table:table-cell table:style-name="ce49"/>
          <table:table-cell table:style-name="ce52"/>
        </table:table-row>
        <table:table-row table:style-name="ro2" table:number-rows-repeated="1048515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8" form:id="control28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ain.py$updateDetails?language=Python&amp;location=document" xlink:type="simple"/>
              </office:event-listeners>
            </form:button>
            <form:button form:name="OverviewRefreshButton" form:control-implementation="ooo:com.sun.star.form.component.CommandButton" xml:id="control29" form:id="control29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ain.py$updateOverview?language=Python&amp;location=document" xlink:type="simple"/>
              </office:event-listeners>
            </form:button>
            <form:fixed-text form:name="Overview Action Name Label" form:control-implementation="ooo:com.sun.star.form.component.FixedText" xml:id="control30" form:id="control30" form:label=" Action Name">
              <form:properties>
                <form:property form:property-name="HelpText" office:value-type="string" office:string-value="The name of the Action."/>
              </form:properties>
            </form:fixed-text>
            <form:fixed-text form:name="Overview Hit Label" form:control-implementation="ooo:com.sun.star.form.component.FixedText" xml:id="control31" form:id="control31" form:label="Hit">
              <form:properties>
                <form:property form:property-name="HelpText" office:value-type="string" office:string-value="Optionally, you can use this column to mark which Phase of the animation is &quot;active&quot; and reacts to targets."/>
              </form:properties>
            </form:fixed-text>
            <form:fixed-text form:name="Overview Frames Label" form:control-implementation="ooo:com.sun.star.form.component.FixedText" xml:id="control32" form:id="control32" form:label="Frames">
              <form:properties>
                <form:property form:property-name="HelpText" office:value-type="string" office:string-value="Optionally, you can note the frame data of each Phase on this column."/>
              </form:properties>
            </form:fixed-text>
            <form:fixed-text form:name="Overview Phase Label" form:control-implementation="ooo:com.sun.star.form.component.FixedText" xml:id="control33" form:id="control33" form:label="Phase">
              <form:properties>
                <form:property form:property-name="HelpText" office:value-type="string" office:string-value="This column lists all the Phases of the Actions."/>
              </form:properties>
            </form:fixed-text>
            <form:fixed-text form:name="Overview DEF Label" form:control-implementation="ooo:com.sun.star.form.component.FixedText" xml:id="control34" form:id="control34" form:label="DEF">
              <form:properties>
                <form:property form:property-name="HelpText" office:value-type="string" office:string-value="This column means &quot;DEFAULT&quot;. Put a mark on this column if you want to generate a plain version of an Action in the Details-view, ignoring the Modifiers and boolean logic. Useful for quick tests."/>
              </form:properties>
            </form:fixed-text>
          </form:form>
        </office:forms>
        <table:shapes>
          <draw:control draw:z-index="0" draw:text-style-name="P5" svg:width="3.81cm" svg:height="0.61cm" svg:x="3.94cm" svg:y="0.127cm" draw:control="control28"/>
          <draw:control draw:z-index="1" draw:text-style-name="P5" svg:width="3.302cm" svg:height="0.61cm" svg:x="0.203cm" svg:y="0.127cm" draw:control="control29"/>
        </table:shapes>
        <table:table-column table:style-name="co27" table:default-cell-style-name="ce67"/>
        <table:table-column table:style-name="co28" table:default-cell-style-name="ce73"/>
        <table:table-column table:style-name="co5" table:default-cell-style-name="ce73"/>
        <table:table-column table:style-name="co18" table:default-cell-style-name="ce73"/>
        <table:table-column table:style-name="co29" table:default-cell-style-name="ce73"/>
        <table:table-column table:style-name="co30" table:number-columns-repeated="3" table:default-cell-style-name="ce68"/>
        <table:table-column table:style-name="co11" table:number-columns-repeated="9" table:default-cell-style-name="ce68"/>
        <table:table-column table:style-name="co11" table:number-columns-repeated="47" table:default-cell-style-name="ce67"/>
        <table:table-column table:style-name="co11" table:number-columns-repeated="818" table:default-cell-style-name="ce126"/>
        <table:table-column table:style-name="co11" table:number-columns-repeated="142" table:default-cell-style-name="ce129"/>
        <table:table-row table:style-name="ro1">
          <table:table-cell table:style-name="ce113"/>
          <table:table-cell table:style-name="ce70"/>
          <table:table-cell table:style-name="ce113"/>
          <table:table-cell table:style-name="ce70" table:content-validation-name="val6"/>
          <table:table-cell table:style-name="ce70" table:number-columns-repeated="4"/>
          <table:table-cell table:style-name="ce123" table:number-columns-repeated="874"/>
          <table:table-cell table:style-name="ce127" table:number-columns-repeated="131"/>
          <table:table-cell table:style-name="ce130" table:number-columns-repeated="11"/>
        </table:table-row>
        <table:table-row table:style-name="ro2">
          <table:table-cell table:style-name="ce62" table:content-validation-name="val1" office:value-type="string" calcext:value-type="string">
            <text:p>Action Name</text:p>
            <draw:control table:end-cell-address="'Overview Template'.A2" table:end-x="3.838cm" table:end-y="0.486cm" draw:z-index="2" draw:style-name="gr2" draw:text-style-name="P3" svg:width="3.838cm" svg:height="0.451cm" svg:x="0cm" svg:y="0cm" draw:control="control30"/>
          </table:table-cell>
          <table:table-cell table:style-name="ce69" table:content-validation-name="val1" office:value-type="string" calcext:value-type="string">
            <text:p>Hit</text:p>
            <draw:control table:end-cell-address="'Overview Template'.B2" table:end-x="0.952cm" table:end-y="0.486cm" draw:z-index="3" draw:style-name="gr2" draw:text-style-name="P3" svg:width="0.952cm" svg:height="0.451cm" svg:x="0cm" svg:y="0cm" draw:control="control31"/>
          </table:table-cell>
          <table:table-cell table:style-name="ce71" table:content-validation-name="val1" office:value-type="string" calcext:value-type="string">
            <text:p>Frames</text:p>
            <draw:control table:end-cell-address="'Overview Template'.C2" table:end-x="1.471cm" table:end-y="0.486cm" draw:z-index="4" draw:style-name="gr2" draw:text-style-name="P3" svg:width="1.46cm" svg:height="0.451cm" svg:x="0.011cm" svg:y="0cm" draw:control="control32"/>
          </table:table-cell>
          <table:table-cell table:style-name="ce71" table:content-validation-name="val1" office:value-type="string" calcext:value-type="string">
            <text:p>Phase</text:p>
            <draw:control table:end-cell-address="'Overview Template'.D2" table:end-x="1.224cm" table:end-y="0.486cm" draw:z-index="5" draw:style-name="gr2" draw:text-style-name="P3" svg:width="1.224cm" svg:height="0.451cm" svg:x="0cm" svg:y="0cm" draw:control="control33"/>
          </table:table-cell>
          <table:table-cell table:style-name="ce91" table:content-validation-name="val1" office:value-type="string" calcext:value-type="string">
            <text:p>DEF</text:p>
            <draw:control table:end-cell-address="'Overview Template'.E2" table:end-x="0.978cm" table:end-y="0.486cm" draw:z-index="6" draw:style-name="gr2" draw:text-style-name="P3" svg:width="0.978cm" svg:height="0.451cm" svg:x="0cm" svg:y="0cm" draw:control="control34"/>
          </table:table-cell>
          <table:table-cell table:style-name="ce64" office:value-type="string" calcext:value-type="string">
            <text:p>Notes 1</text:p>
          </table:table-cell>
          <table:table-cell table:style-name="ce64" office:value-type="string" calcext:value-type="string">
            <text:p>Notes 2</text:p>
          </table:table-cell>
          <table:table-cell table:style-name="ce64" office:value-type="string" calcext:value-type="string">
            <text:p>Notes 3</text:p>
          </table:table-cell>
          <table:table-cell table:style-name="ce124" table:number-columns-repeated="9"/>
          <table:table-cell table:style-name="ce125" table:number-columns-repeated="865"/>
          <table:table-cell table:style-name="ce128" table:number-columns-repeated="142"/>
        </table:table-row>
        <table:table-row table:style-name="ro2">
          <table:table-cell table:style-name="ce115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7">
          <table:table-cell table:style-name="ce68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1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8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6"/>
          <table:table-cell table:number-columns-repeated="1020"/>
        </table:table-row>
        <table:table-row table:style-name="ro2">
          <table:table-cell table:number-columns-repeated="3"/>
          <table:table-cell table:content-validation-name="val6"/>
          <table:table-cell table:number-columns-repeated="1020"/>
        </table:table-row>
      </table:table>
      <table:table table:name="Details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Details Action Name Label" form:control-implementation="ooo:com.sun.star.form.component.FixedText" xml:id="control35" form:id="control35" form:label="Action Name">
              <form:properties>
                <form:property form:property-name="HelpText" office:value-type="string" office:string-value="This column lists the name of the Action."/>
              </form:properties>
            </form:fixed-text>
            <form:fixed-text form:name="Details Modifiers Label" form:control-implementation="ooo:com.sun.star.form.component.FixedText" xml:id="control36" form:id="control36" form:label="Modifiers">
              <form:properties>
                <form:property form:property-name="HelpText" office:value-type="string" office:string-value="This column lists any Modifiers on the Action."/>
              </form:properties>
            </form:fixed-text>
            <form:fixed-text form:name="Details Input to Compare Label" form:control-implementation="ooo:com.sun.star.form.component.FixedText" xml:id="control37" form:id="control37" form:label="Input to Compare">
              <form:properties>
                <form:property form:property-name="HelpText" office:value-type="string" office:string-value="This column lists the Input List that has been assigned to each Action. (See: Master List and Inputs-sheet.)"/>
              </form:properties>
            </form:fixed-text>
          </form:form>
        </office:forms>
        <table:table-column table:style-name="co31" table:default-cell-style-name="ce98"/>
        <table:table-column table:style-name="co32" table:default-cell-style-name="ce98"/>
        <table:table-column table:style-name="co33" table:default-cell-style-name="ce98"/>
        <table:table-column table:style-name="co11" table:number-columns-repeated="40" table:default-cell-style-name="ce139"/>
        <table:table-column table:style-name="co11" table:number-columns-repeated="975" table:default-cell-style-name="ce126"/>
        <table:table-row table:style-name="ro2">
          <table:table-cell table:style-name="ce69" table:content-validation-name="val1" office:value-type="string" calcext:value-type="string">
            <text:p>Action Name</text:p>
            <draw:control table:end-cell-address="'Details Template'.A1" table:end-x="3.511cm" table:end-y="0.451cm" draw:z-index="0" draw:style-name="gr2" draw:text-style-name="P3" svg:width="3.511cm" svg:height="0.451cm" svg:x="0cm" svg:y="0cm" draw:control="control35"/>
          </table:table-cell>
          <table:table-cell table:style-name="ce71" table:content-validation-name="val1" office:value-type="string" calcext:value-type="string">
            <text:p>Modifiers</text:p>
            <draw:control table:end-cell-address="'Details Template'.B1" table:end-x="2.505cm" table:end-y="0.451cm" draw:z-index="1" draw:style-name="gr2" draw:text-style-name="P3" svg:width="2.496cm" svg:height="0.451cm" svg:x="0.01cm" svg:y="0cm" draw:control="control36"/>
          </table:table-cell>
          <table:table-cell table:style-name="ce71" table:content-validation-name="val1" office:value-type="string" calcext:value-type="string">
            <text:p>Input to Compare</text:p>
            <draw:control table:end-cell-address="'Details Template'.C1" table:end-x="3.376cm" table:end-y="0.451cm" draw:z-index="2" draw:style-name="gr2" draw:text-style-name="P3" svg:width="3.368cm" svg:height="0.451cm" svg:x="0.01cm" svg:y="0cm" draw:control="control37"/>
          </table:table-cell>
          <table:table-cell table:style-name="ce146" table:number-columns-repeated="26"/>
          <table:table-cell table:style-name="ce147" table:number-columns-repeated="848"/>
          <table:table-cell table:style-name="ce148" table:number-columns-repeated="141"/>
        </table:table-row>
        <table:table-row table:style-name="ro2" table:number-rows-repeated="100">
          <table:table-cell table:content-validation-name="val5" table:number-columns-repeated="3"/>
          <table:table-cell table:number-columns-repeated="1015"/>
        </table:table-row>
        <table:table-row table:style-name="ro2" table:number-rows-repeated="1048474">
          <table:table-cell table:number-columns-repeated="1018"/>
        </table:table-row>
        <table:table-row table:style-name="ro2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Marlett" svg:font-family="Marlett" style:font-pitch="variable" style:font-charset="x-symbol"/>
    <style:font-face style:name="Miriam Mono CLM" svg:font-family="'Miriam Mono CLM'" style:font-adornments="BookObliqu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lyUPC" svg:font-family="LilyUP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.00.0000</text:date>, <text:time style:data-style-name="N2" text:time-value="22:31:01.0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nnu Ratilainen</meta:initial-creator>
    <meta:creation-date>2016-12-31T10:25:48.537000000</meta:creation-date>
    <dc:date>2020-07-25T22:31:31.019000000</dc:date>
    <meta:editing-duration>P7DT2H19M27S</meta:editing-duration>
    <meta:editing-cycles>1221</meta:editing-cycles>
    <meta:generator>LibreOffice/6.3.5.2$Windows_X86_64 LibreOffice_project/dd0751754f11728f69b42ee2af66670068624673</meta:generator>
    <meta:document-statistic meta:table-count="7" meta:cell-count="104" meta:object-count="37"/>
  </office:meta>
</office:document-meta>
</file>